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
    </style:style>
    <style:style style:name="Tabelle1.A1" style:family="table-cell">
      <style:table-cell-properties fo:padding="0.097cm" fo:border-left="0.05pt solid #000000" fo:border-right="none" fo:border-top="0.05pt solid #000000" fo:border-bottom="0.05pt solid #000000"/>
    </style:style>
    <style:style style:name="Tabelle1.J1" style:family="table-cell">
      <style:table-cell-properties fo:padding="0.097cm" fo:border="0.05pt solid #000000"/>
    </style:style>
    <style:style style:name="Tabelle2" style:family="table" style:master-page-name="">
      <style:table-properties style:width="17cm" style:page-number="auto" table:align="margins"/>
    </style:style>
    <style:style style:name="Tabelle2.A" style:family="table-column">
      <style:table-column-properties style:column-width="1.7cm" style:rel-column-width="6553*"/>
    </style:style>
    <style:style style:name="Tabelle2.A1" style:family="table-cell">
      <style:table-cell-properties fo:padding="0.097cm" fo:border-left="0.05pt solid #000000" fo:border-right="none" fo:border-top="0.05pt solid #000000" fo:border-bottom="0.05pt solid #000000"/>
    </style:style>
    <style:style style:name="Tabelle2.J1" style:family="table-cell">
      <style:table-cell-properties fo:padding="0.097cm" fo:border="0.05pt solid #000000"/>
    </style:style>
    <style:style style:name="P1" style:family="paragraph" style:parent-style-name="Footer">
      <style:text-properties officeooo:rsid="0021aa99" officeooo:paragraph-rsid="0021aa99"/>
    </style:style>
    <style:style style:name="P2" style:family="paragraph" style:parent-style-name="Standard">
      <style:text-properties officeooo:rsid="001a16b5" officeooo:paragraph-rsid="001a16b5"/>
    </style:style>
    <style:style style:name="P3" style:family="paragraph" style:parent-style-name="Standard">
      <style:text-properties style:text-underline-style="solid" style:text-underline-width="auto" style:text-underline-color="font-color" officeooo:rsid="001fd989" officeooo:paragraph-rsid="001fd989"/>
    </style:style>
    <style:style style:name="P4" style:family="paragraph" style:parent-style-name="Standard">
      <style:text-properties style:text-underline-style="solid" style:text-underline-width="auto" style:text-underline-color="font-color" officeooo:rsid="001a16b5" officeooo:paragraph-rsid="001a16b5"/>
    </style:style>
    <style:style style:name="P5" style:family="paragraph" style:parent-style-name="Standard">
      <style:text-properties officeooo:paragraph-rsid="001fd989"/>
    </style:style>
    <style:style style:name="P6" style:family="paragraph" style:parent-style-name="Standard">
      <style:text-properties officeooo:rsid="00210842" officeooo:paragraph-rsid="00210842"/>
    </style:style>
    <style:style style:name="P7" style:family="paragraph" style:parent-style-name="Standard">
      <style:text-properties officeooo:paragraph-rsid="00210842"/>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16b5" officeooo:paragraph-rsid="001a16b5" style:font-size-asian="14pt" style:font-weight-asian="bold" style:font-size-complex="14pt" style:font-weight-complex="bold"/>
    </style:style>
    <style:style style:name="P9" style:family="paragraph" style:parent-style-name="Standard">
      <loext:graphic-properties draw:fill="none"/>
      <style:paragraph-properties fo:margin-left="0cm" fo:margin-right="8.5cm" fo:text-indent="0cm" style:auto-text-indent="false" fo:background-color="transparent"/>
      <style:text-properties officeooo:rsid="001a16b5" officeooo:paragraph-rsid="001a16b5"/>
    </style:style>
    <style:style style:name="P10" style:family="paragraph" style:parent-style-name="Table_20_Contents">
      <style:text-properties officeooo:rsid="001a16b5" officeooo:paragraph-rsid="001a16b5"/>
    </style:style>
    <style:style style:name="P11" style:family="paragraph" style:parent-style-name="Table_20_Contents">
      <style:text-properties fo:color="#ff0000" officeooo:rsid="001a16b5" officeooo:paragraph-rsid="001a16b5"/>
    </style:style>
    <style:style style:name="P12" style:family="paragraph" style:parent-style-name="Table_20_Contents">
      <style:text-properties fo:color="#2a6099" officeooo:rsid="001a16b5" officeooo:paragraph-rsid="001a16b5"/>
    </style:style>
    <style:style style:name="P13" style:family="paragraph">
      <loext:graphic-properties draw:fill="none" draw:fill-color="#ffffff"/>
    </style:style>
    <style:style style:name="P14" style:family="paragraph">
      <loext:graphic-properties draw:fill="none" draw:fill-color="#ffffff"/>
      <style:text-properties fo:font-size="12pt"/>
    </style:style>
    <style:style style:name="P15" style:family="paragraph">
      <style:paragraph-properties fo:text-align="start"/>
    </style:style>
    <style:style style:name="P16" style:family="paragraph">
      <loext:graphic-properties draw:fill="none" draw:fill-color="#ffffff"/>
      <style:paragraph-properties fo:text-align="start"/>
    </style:style>
    <style:style style:name="T1" style:family="text">
      <style:text-properties officeooo:rsid="001e9b24"/>
    </style:style>
    <style:style style:name="T2" style:family="text">
      <style:text-properties officeooo:rsid="001fd989"/>
    </style:style>
    <style:style style:name="T3" style:family="text">
      <style:text-properties officeooo:rsid="00210842"/>
    </style:style>
    <style:style style:name="T4" style:family="text">
      <style:text-properties officeooo:rsid="0021aa99"/>
    </style:style>
    <style:style style:name="T5" style:family="text">
      <style:text-properties officeooo:rsid="002231d6"/>
    </style:style>
    <style:style style:name="T6" style:family="text">
      <style:text-properties fo:font-size="12pt"/>
    </style:style>
    <style:style style:name="gr1" style:family="graphic">
      <style:graphic-properties draw:stroke="solid" svg:stroke-color="#3465a4" draw:fill="none" draw:fill-color="#ffffff" fo:min-height="0.55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ff0000" draw:fill="none" draw:fill-color="#ffffff" fo:min-height="0.374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3465a4" draw:fill="none" draw:fill-color="#ffffff" fo:min-height="0.52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ff0000" draw:fill="none" draw:fill-color="#ffffff" fo:min-height="0.617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3465a4" draw:fill="none" draw:fill-color="#ffffff" fo:min-height="0.61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3465a4" draw:fill="none" draw:fill-color="#ffffff" fo:min-height="0.557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3465a4" draw:fill="none" draw:fill-color="#ffffff" fo:min-height="0.531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color="#3465a4" draw:fill="none" draw:fill-color="#ffffff" fo:min-height="0.489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color="#3465a4" draw:fill="none" draw:fill-color="#ffffff" fo:min-height="0.503cm"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color="#ff0000" draw:fill="none" draw:fill-color="#ffffff" fo:min-height="0.582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color="#ff0000" draw:fill="none" draw:fill-color="#ffffff" fo:min-height="0.556cm"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color="#ff0000" draw:fill="none" draw:fill-color="#ffffff" fo:min-height="0.49cm"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color="#ff0000" draw:fill="none" draw:fill-color="#ffffff" fo:min-height="0.489cm" style:run-through="foreground" style:wrap="run-through" style:number-wrapped-paragraphs="no-limit" style:vertical-pos="from-top" style:vertical-rel="paragraph" style:horizontal-pos="from-left" style:horizontal-rel="paragraph"/>
    </style:style>
    <style:style style:name="gr15" style:family="graphic">
      <style:graphic-properties draw:stroke="solid" svg:stroke-color="#ff0000" draw:fill="none" draw:fill-color="#ffffff" fo:min-height="0.504cm"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color="#ff0000" draw:fill="none" draw:fill-color="#ffffff" fo:min-height="0.503cm"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color="#2a6099" draw:fill="none" draw:fill-color="#ffffff" fo:min-height="0.533cm"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color="#2a6099" draw:fill="none" draw:fill-color="#ffffff" fo:min-height="0.489cm"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svg:stroke-color="#ff0000" draw:fill="none" draw:fill-color="#ffffff" fo:min-height="0.531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erge-<text:span text:style-name="T1">F</text:span>unktion:</text:p>
      <text:p text:style-name="P2"/>
      <text:p text:style-name="P3">Allgemeines:</text:p>
      <text:p text:style-name="P5"><text:span text:style-name="T2">Der Mergesort gehört zu den stabilen </text:span><text:span text:style-name="Strong_20_Emphasis"><text:span text:style-name="T2">Sortieralgorithmen</text:span></text:span><text:span text:style-name="T2">. Er leitet sich im Allgemeinen vom englischen „merge“, also verschmelzen und „sort“, dem sortieren ab. </text:span>Der Sinn dahinter ist einfach nur, dass der Algorithmus die vorhandenen Daten als eine gesamte Liste betrachtet, die er dann in kleinere Listen unterteilt. <text:span text:style-name="T2">Das Heißt also er betrachtet eine Reihe an Elementen dann als ein Gesamtproblem und teilt es in einzelne Teilprobleme auf. Diese sortierten Teilprobleme werden danach am Ende zu einer Gesamtlösung wieder zusammengeführt. </text:span></text:p>
      <text:p text:style-name="P7"><text:span text:style-name="T3">Das heißt also: </text:span></text:p>
      <text:p text:style-name="P7"><text:span text:style-name="T3">1. </text:span>Unterteilen, <text:span text:style-name="T3">2. </text:span>Sortierten und <text:span text:style-name="T3">3. </text:span>Verschmelzen</text:p>
      <text:p text:style-name="P7"/>
      <text:p text:style-name="P6">Anhand des Beispiels kann man die Funktion sehr leicht nachvollziehen. Zuerst wird das gesamt Problem in zwei Hälften geteilt. Und danach werden diese Hälften wieder durch zwei geteilt. Daraus ergibt sich auf der linke<text:span text:style-name="T4">n</text:span> Seite zwei Blöcke. Einer mit zwei Elementen und der andere mit drei. Der Block mit den zwei Elemente wird noch einmal halbiert. Der <text:span text:style-name="T4">Block mit den drei Elementen wird auch halbiert, dass heißt es wird 3 durch 2 geteilt ist also gleich 1,5. Und somit wird der dreier Block in ein Elemente aufgeteilt und den zwei übrigen Elementen als einen zweier Block welcher danach ebenfalls nochmal durch zwei halbiert wird. Jetzt haben wir die Blöcke in einzelne Elemente aufgeteilt. <text:s/>Und nun werden die erste zwei Elemente der Größe nach sortiert und dann die drei Elemente. Danach werden diese zwei sortierten Blöcke nochmal miteinander sortiert. Das gleiche passiert auch auf der rechten Seite. <text:s/>Und zum Schluss werden beide Sortierten Blöcke von der linken und der rechten Hälfte wieder ebenfalls noch das letzte mal sortiert und man erhält das Ergebnis.</text:span></text:p>
      <text:p text:style-name="P6"/>
      <text:p text:style-name="P6"/>
      <text:p text:style-name="P4">B<text:span text:style-name="T5">eispiel:</text:span></text:p>
      <text:p text:style-name="P2">10 Elemente</text:p>
      <text:p text:style-name="P2"/>
      <table:table table:name="Tabelle1" table:style-name="Tabelle1">
        <table:table-column table:style-name="Tabelle1.A" table:number-columns-repeated="10"/>
        <table:table-row>
          <table:table-cell table:style-name="Tabelle1.A1" office:value-type="string">
            <text:p text:style-name="P10">7</text:p>
          </table:table-cell>
          <table:table-cell table:style-name="Tabelle1.A1" office:value-type="string">
            <text:p text:style-name="P10">3</text:p>
          </table:table-cell>
          <table:table-cell table:style-name="Tabelle1.A1" office:value-type="string">
            <text:p text:style-name="P10">5</text:p>
          </table:table-cell>
          <table:table-cell table:style-name="Tabelle1.A1" office:value-type="string">
            <text:p text:style-name="P10">1</text:p>
          </table:table-cell>
          <table:table-cell table:style-name="Tabelle1.A1" office:value-type="string">
            <text:p text:style-name="P10">9</text:p>
          </table:table-cell>
          <table:table-cell table:style-name="Tabelle1.A1" office:value-type="string">
            <text:p text:style-name="P10">2</text:p>
          </table:table-cell>
          <table:table-cell table:style-name="Tabelle1.A1" office:value-type="string">
            <text:p text:style-name="P10">4</text:p>
          </table:table-cell>
          <table:table-cell table:style-name="Tabelle1.A1" office:value-type="string">
            <text:p text:style-name="P10">10</text:p>
          </table:table-cell>
          <table:table-cell table:style-name="Tabelle1.A1" office:value-type="string">
            <text:p text:style-name="P10">8</text:p>
          </table:table-cell>
          <table:table-cell table:style-name="Tabelle1.J1" office:value-type="string">
            <text:p text:style-name="P10">6</text:p>
          </table:table-cell>
        </table:table-row>
      </table:table>
      <text:p text:style-name="P2"/>
      <table:table table:name="Tabelle2" table:style-name="Tabelle2">
        <table:table-column table:style-name="Tabelle2.A" table:number-columns-repeated="10"/>
        <table:table-row>
          <table:table-cell table:style-name="Tabelle2.A1" office:value-type="string">
            <text:p text:style-name="P11">7</text:p>
          </table:table-cell>
          <table:table-cell table:style-name="Tabelle2.A1" office:value-type="string">
            <text:p text:style-name="P11">3</text:p>
          </table:table-cell>
          <table:table-cell table:style-name="Tabelle2.A1" office:value-type="string">
            <text:p text:style-name="P11">5</text:p>
          </table:table-cell>
          <table:table-cell table:style-name="Tabelle2.A1" office:value-type="string">
            <text:p text:style-name="P11">1</text:p>
          </table:table-cell>
          <table:table-cell table:style-name="Tabelle2.A1" office:value-type="string">
            <text:p text:style-name="P11">9</text:p>
          </table:table-cell>
          <table:table-cell table:style-name="Tabelle2.A1" office:value-type="string">
            <text:p text:style-name="P12">2</text:p>
          </table:table-cell>
          <table:table-cell table:style-name="Tabelle2.A1" office:value-type="string">
            <text:p text:style-name="P12">4</text:p>
          </table:table-cell>
          <table:table-cell table:style-name="Tabelle2.A1" office:value-type="string">
            <text:p text:style-name="P12">10</text:p>
          </table:table-cell>
          <table:table-cell table:style-name="Tabelle2.A1" office:value-type="string">
            <text:p text:style-name="P12">8</text:p>
          </table:table-cell>
          <table:table-cell table:style-name="Tabelle2.J1" office:value-type="string">
            <text:p text:style-name="P12">6</text:p>
          </table:table-cell>
        </table:table-row>
      </table:table>
      <text:p text:style-name="P9"><draw:frame text:anchor-type="paragraph" draw:z-index="22" draw:name="Form23" draw:style-name="gr1" draw:text-style-name="P13" svg:width="2.978cm" svg:height="0.551cm" svg:x="13.24cm" svg:y="0.483cm"><draw:text-box><text:p>10<text:tab/>8<text:tab/>6</text:p></draw:text-box></draw:frame></text:p>
      <text:p text:style-name="P2"><draw:frame text:anchor-type="paragraph" draw:z-index="0" draw:name="Form1" draw:style-name="gr13" draw:text-style-name="P14" svg:width="1.624cm" svg:height="0.491cm" svg:x="0.044cm" svg:y="0.032cm"><draw:text-box><text:p><text:span text:style-name="T6">7</text:span><text:span text:style-name="T6"><text:tab/></text:span><text:span text:style-name="T6">3</text:span></text:p></draw:text-box></draw:frame><draw:frame text:anchor-type="paragraph" draw:z-index="1" draw:name="Form2" draw:style-name="gr19" draw:text-style-name="P14" svg:width="1.602cm" svg:height="0.532cm" svg:x="5.399cm" svg:y="1.205cm"><draw:text-box><text:p><text:span text:style-name="T6">1</text:span><text:span text:style-name="T6"><text:tab/></text:span><text:span text:style-name="T6">9</text:span></text:p></draw:text-box></draw:frame><draw:frame text:anchor-type="paragraph" draw:z-index="2" draw:name="Form3" draw:style-name="gr18" draw:text-style-name="P13" svg:width="1.641cm" svg:height="0.489cm" svg:x="9.294cm" svg:y="0.067cm"><draw:text-box><text:p>2<text:tab/>4</text:p></draw:text-box></draw:frame><draw:frame text:anchor-type="paragraph" draw:z-index="3" draw:name="Form4" draw:style-name="gr17" draw:text-style-name="P14" svg:width="1.818cm" svg:height="0.533cm" svg:x="14.268cm" svg:y="1.102cm"><draw:text-box><text:p><text:span text:style-name="T6">8</text:span><text:span text:style-name="T6"><text:tab/></text:span><text:span text:style-name="T6">6</text:span></text:p></draw:text-box></draw:frame><draw:frame text:anchor-type="paragraph" draw:z-index="4" draw:name="Form5" draw:style-name="gr12" draw:text-style-name="P13" svg:width="1.721cm" svg:height="0.556cm" svg:x="0.012cm" svg:y="2.813cm"><draw:text-box><text:p>3<text:tab/>7</text:p></draw:text-box></draw:frame><draw:frame text:anchor-type="paragraph" draw:z-index="5" draw:name="Form6" draw:style-name="gr16" draw:text-style-name="P13" svg:width="3.017cm" svg:height="0.503cm" svg:x="4.445cm" svg:y="2.873cm"><draw:text-box><text:p>1<text:tab/>5<text:tab/>9</text:p></draw:text-box></draw:frame><draw:frame text:anchor-type="paragraph" draw:z-index="6" draw:name="Form7" draw:style-name="gr4" draw:text-style-name="P13" svg:width="1.535cm" svg:height="0.53cm" svg:x="9.276cm" svg:y="2.872cm"><draw:text-box><text:p>2<text:tab/>4</text:p></draw:text-box></draw:frame><draw:frame text:anchor-type="paragraph" draw:z-index="7" draw:name="Form8" draw:style-name="gr10" draw:text-style-name="P13" svg:width="2.805cm" svg:height="0.503cm" svg:x="13.1cm" svg:y="2.836cm"><draw:text-box><text:p>6 <text:s text:c="9"/>8 <text:s text:c="7"/>10</text:p></draw:text-box></draw:frame><draw:frame text:anchor-type="paragraph" draw:z-index="8" draw:name="Form9" draw:style-name="gr15" draw:text-style-name="P14" svg:width="0.346cm" svg:height="0.505cm" svg:x="0.012cm" svg:y="1.933cm"><draw:text-box><text:p><text:span text:style-name="T6">7</text:span></text:p></draw:text-box></draw:frame><draw:frame text:anchor-type="paragraph" draw:z-index="9" draw:name="Form10" draw:style-name="gr14" draw:text-style-name="P13" svg:width="0.345cm" svg:height="0.489cm" svg:x="0.838cm" svg:y="1.91cm"><draw:text-box><text:p>3</text:p></draw:text-box></draw:frame><draw:frame text:anchor-type="paragraph" draw:z-index="10" draw:name="Form11" draw:style-name="gr13" draw:text-style-name="P14" svg:width="0.294cm" svg:height="0.491cm" svg:x="4.734cm" svg:y="1.207cm"><draw:text-box><text:p><text:span text:style-name="T6">5</text:span></text:p></draw:text-box></draw:frame><draw:frame text:anchor-type="paragraph" draw:z-index="11" draw:name="Form12" draw:style-name="gr12" draw:text-style-name="P16" svg:width="0.398cm" svg:height="0.556cm" svg:x="5.357cm" svg:y="1.963cm"><draw:text-box><text:p text:style-name="P15">1</text:p></draw:text-box></draw:frame><draw:frame text:anchor-type="paragraph" draw:z-index="12" draw:name="Form13" draw:style-name="gr11" draw:text-style-name="P13" svg:width="0.371cm" svg:height="0.583cm" svg:x="6.161cm" svg:y="1.946cm"><draw:text-box><text:p>9</text:p></draw:text-box></draw:frame><draw:frame text:anchor-type="paragraph" draw:z-index="13" draw:name="Form14" draw:style-name="gr10" draw:text-style-name="P13" svg:width="0.265cm" svg:height="0.503cm" svg:x="9.454cm" svg:y="1.946cm"><draw:text-box><text:p>2</text:p></draw:text-box></draw:frame><draw:frame text:anchor-type="paragraph" draw:z-index="14" draw:name="Form15" draw:style-name="gr9" draw:text-style-name="P13" svg:width="0.398cm" svg:height="0.489cm" svg:x="10.245cm" svg:y="1.951cm"><draw:text-box><text:p>4</text:p></draw:text-box></draw:frame><draw:frame text:anchor-type="paragraph" draw:z-index="15" draw:name="Form16" draw:style-name="gr8" draw:text-style-name="P14" svg:width="0.558cm" svg:height="0.532cm" svg:x="13.153cm" svg:y="1.122cm"><draw:text-box><text:p><text:span text:style-name="T6">10</text:span></text:p></draw:text-box></draw:frame><draw:frame text:anchor-type="paragraph" draw:z-index="16" draw:name="Form17" draw:style-name="gr7" draw:text-style-name="P14" svg:width="0.346cm" svg:height="0.558cm" svg:x="14.25cm" svg:y="1.884cm"><draw:text-box><text:p><text:span text:style-name="T6">8</text:span></text:p></draw:text-box></draw:frame><draw:frame text:anchor-type="paragraph" draw:z-index="17" draw:name="Form18" draw:style-name="gr6" draw:text-style-name="P14" svg:width="0.426cm" svg:height="0.611cm" svg:x="14.975cm" svg:y="1.884cm"><draw:text-box><text:p><text:span text:style-name="T6">6</text:span></text:p></draw:text-box></draw:frame><draw:frame text:anchor-type="paragraph" draw:z-index="18" draw:name="Form19" draw:style-name="gr5" draw:text-style-name="P13" svg:width="5.622cm" svg:height="0.618cm" svg:x="0.651cm" svg:y="3.944cm"><draw:text-box><text:p>1<text:tab/>3<text:tab/>5<text:tab/>7<text:tab/>9</text:p></draw:text-box></draw:frame><draw:frame text:anchor-type="paragraph" draw:z-index="19" draw:name="Form20" draw:style-name="gr4" draw:text-style-name="P13" svg:width="5.954cm" svg:height="0.53cm" svg:x="9.823cm" svg:y="3.877cm"><draw:text-box><text:p>2<text:tab/>4<text:tab/>6<text:tab/>8<text:tab/>10</text:p></draw:text-box></draw:frame><draw:frame text:anchor-type="paragraph" draw:z-index="20" draw:name="Form21" draw:style-name="gr3" draw:text-style-name="P13" svg:width="11.863cm" svg:height="0.53cm" svg:x="2.921cm" svg:y="5.156cm"><draw:text-box><text:p>1<text:tab/>2<text:tab/>3<text:tab/>4<text:tab/>5<text:tab/>6<text:tab/>7<text:tab/>8<text:tab/>9<text:tab/>10</text:p></draw:text-box></draw:frame><draw:frame text:anchor-type="paragraph" draw:z-index="21" draw:name="Form22" draw:style-name="gr2" draw:text-style-name="P13" svg:width="2.867cm" svg:height="0.489cm" svg:x="3.958cm" svg:y="0.108cm"><draw:text-box><text:p>5<text:tab/>1<text:tab/>9</text:p></draw:text-box></draw:frame><text:s text:c="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aa99" officeooo:paragraph-rsid="0021aa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3AHME<text:tab/>Jakob Rumpf<text:tab/>12.12.2020</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2-16T17:43:30.935244717</meta:creation-date>
    <dc:date>2020-12-16T20:30:05.097183514</dc:date>
    <meta:editing-duration>PT3M33S</meta:editing-duration>
    <meta:editing-cycles>1</meta:editing-cycles>
    <meta:document-statistic meta:table-count="2" meta:image-count="0" meta:object-count="0" meta:page-count="1" meta:paragraph-count="30" meta:word-count="289" meta:character-count="1765" meta:non-whitespace-character-count="1499"/>
    <meta:generator>LibreOffice/6.3.2.2$Linux_X86_64 LibreOffice_project/30$Build-2</meta:generator>
  </office:meta>
</office:document-meta>
</file>